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597cm" style:rel-column-width="17719*"/>
    </style:style>
    <style:style style:name="Tabelle1.B" style:family="table-column">
      <style:table-column-properties style:column-width="0.497cm" style:rel-column-width="1917*"/>
    </style:style>
    <style:style style:name="Tabelle1.C" style:family="table-column">
      <style:table-column-properties style:column-width="0.572cm" style:rel-column-width="2203*"/>
    </style:style>
    <style:style style:name="Tabelle1.D" style:family="table-column">
      <style:table-column-properties style:column-width="0.536cm" style:rel-column-width="2067*"/>
    </style:style>
    <style:style style:name="Tabelle1.E" style:family="table-column">
      <style:table-column-properties style:column-width="3.242cm" style:rel-column-width="12497*"/>
    </style:style>
    <style:style style:name="Tabelle1.F" style:family="table-column">
      <style:table-column-properties style:column-width="2.148cm" style:rel-column-width="8281*"/>
    </style:style>
    <style:style style:name="Tabelle1.G" style:family="table-column">
      <style:table-column-properties style:column-width="2.314cm" style:rel-column-width="8921*"/>
    </style:style>
    <style:style style:name="Tabelle1.H" style:family="table-column">
      <style:table-column-properties style:column-width="3.096cm" style:rel-column-width="1193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cfa" officeooo:paragraph-rsid="000efcfa"/>
    </style:style>
    <style:style style:name="P2" style:family="paragraph" style:parent-style-name="Standard">
      <style:text-properties officeooo:rsid="0012ca75" officeooo:paragraph-rsid="0012ca75"/>
    </style:style>
    <style:style style:name="P3" style:family="paragraph" style:parent-style-name="Text_20_body">
      <style:text-properties officeooo:rsid="000efcfa" officeooo:paragraph-rsid="000efcfa"/>
    </style:style>
    <style:style style:name="P4" style:family="paragraph" style:parent-style-name="Table_20_Contents">
      <style:text-properties officeooo:rsid="0010a84a" officeooo:paragraph-rsid="0010a84a"/>
    </style:style>
    <style:style style:name="P5" style:family="paragraph" style:parent-style-name="Table_20_Contents">
      <style:paragraph-properties fo:text-align="center" style:justify-single-word="false"/>
      <style:text-properties officeooo:rsid="0010a84a" officeooo:paragraph-rsid="0010a84a"/>
    </style:style>
    <style:style style:name="P6" style:family="paragraph" style:parent-style-name="Table_20_Contents">
      <style:paragraph-properties fo:text-align="center" style:justify-single-word="false"/>
      <style:text-properties officeooo:rsid="0011b7e5" officeooo:paragraph-rsid="0011b7e5"/>
    </style:style>
    <style:style style:name="P7" style:family="paragraph" style:parent-style-name="Table_20_Contents">
      <style:text-properties officeooo:rsid="0011b7e5" officeooo:paragraph-rsid="0011b7e5"/>
    </style:style>
    <style:style style:name="P8" style:family="paragraph" style:parent-style-name="Standard" style:list-style-name="L1">
      <style:text-properties officeooo:rsid="000efcfa" officeooo:paragraph-rsid="000efcfa"/>
    </style:style>
    <style:style style:name="P9" style:family="paragraph" style:parent-style-name="Standard" style:list-style-name="L2">
      <style:text-properties officeooo:rsid="000efcfa" officeooo:paragraph-rsid="000efcfa"/>
    </style:style>
    <style:style style:name="P10" style:family="paragraph" style:parent-style-name="Standard" style:list-style-name="L3">
      <style:text-properties officeooo:rsid="000efcfa" officeooo:paragraph-rsid="000efcfa"/>
    </style:style>
    <style:style style:name="P11" style:family="paragraph" style:parent-style-name="Standard" style:list-style-name="L4">
      <style:text-properties officeooo:rsid="000efcfa" officeooo:paragraph-rsid="000efcfa"/>
    </style:style>
    <style:style style:name="P12" style:family="paragraph" style:parent-style-name="Standard" style:list-style-name="L5">
      <style:text-properties officeooo:rsid="000efcfa" officeooo:paragraph-rsid="000efcfa"/>
    </style:style>
    <style:style style:name="P13" style:family="paragraph" style:parent-style-name="Standard" style:list-style-name="L2">
      <style:text-properties officeooo:rsid="00108b64" officeooo:paragraph-rsid="00108b64"/>
    </style:style>
    <style:style style:name="P14" style:family="paragraph" style:parent-style-name="Standard" style:list-style-name="L4"/>
    <style:style style:name="P15" style:family="paragraph" style:parent-style-name="Standard" style:list-style-name="L6">
      <style:text-properties officeooo:rsid="0012ca75" officeooo:paragraph-rsid="0012ca75"/>
    </style:style>
    <style:style style:name="P16" style:family="paragraph" style:parent-style-name="Standard" style:list-style-name="L6">
      <style:text-properties officeooo:rsid="00142a45" officeooo:paragraph-rsid="00142a45"/>
    </style:style>
    <style:style style:name="P17" style:family="paragraph" style:parent-style-name="Standard">
      <style:text-properties officeooo:rsid="00142a45" officeooo:paragraph-rsid="00142a45"/>
    </style:style>
    <style:style style:name="P18" style:family="paragraph" style:parent-style-name="Standard" style:list-style-name="L3">
      <style:text-properties officeooo:rsid="0016152a" officeooo:paragraph-rsid="0016152a"/>
    </style:style>
    <style:style style:name="P19" style:family="paragraph" style:parent-style-name="Standard">
      <style:text-properties officeooo:rsid="001673c5" officeooo:paragraph-rsid="001673c5"/>
    </style:style>
    <style:style style:name="P20" style:family="paragraph" style:parent-style-name="Standard" style:list-style-name="L7">
      <style:text-properties officeooo:rsid="001673c5" officeooo:paragraph-rsid="001673c5"/>
    </style:style>
    <style:style style:name="T1" style:family="text">
      <style:text-properties officeooo:rsid="000efcfa"/>
    </style:style>
    <style:style style:name="T2" style:family="text">
      <style:text-properties officeooo:rsid="001615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Bildschirm:</text:h>
      <text:p text:style-name="P1"/>
      <text:p text:style-name="P1">Buttons:</text:p>
      <text:list xml:id="list642627285" text:style-name="L1">
        <text:list-item>
          <text:p text:style-name="P8">Lüfter aus</text:p>
        </text:list-item>
        <text:list-item>
          <text:p text:style-name="P8">Lüfter automatisch</text:p>
        </text:list-item>
        <text:list-item>
          <text:p text:style-name="P8">Lüfter Stufe ½</text:p>
        </text:list-item>
        <text:list-item>
          <text:p text:style-name="P8">Einstellungen</text:p>
        </text:list-item>
        <text:list-item>
          <text:p text:style-name="P8">Heizung ein / aus / <text:span text:style-name="T2">automatisch</text:span></text:p>
        </text:list-item>
      </text:list>
      <text:p text:style-name="P1"/>
      <text:p text:style-name="P1">Anzeigen:</text:p>
      <text:list xml:id="list581045296" text:style-name="L2">
        <text:list-item>
          <text:p text:style-name="P9">aktuelle Lüfterstufe</text:p>
        </text:list-item>
        <text:list-item>
          <text:p text:style-name="P9">aktuelle Feuchte</text:p>
        </text:list-item>
        <text:list-item>
          <text:p text:style-name="P9">aktuelle Temperatur / <text:span text:style-name="T2">Heizungszustand</text:span></text:p>
        </text:list-item>
        <text:list-item>
          <text:p text:style-name="P13">Uhrzeit</text:p>
        </text:list-item>
      </text:list>
      <text:p text:style-name="P1"/>
      <text:h text:style-name="Heading_20_2" text:outline-level="2">2. Bildschirm</text:h>
      <text:p text:style-name="P1"/>
      <text:p text:style-name="P1">Buttons:</text:p>
      <text:list xml:id="list4143858224" text:style-name="L3">
        <text:list-item>
          <text:p text:style-name="P10">Lüfter1 soll</text:p>
        </text:list-item>
        <text:list-item>
          <text:p text:style-name="P10">Lüfter1 hyst</text:p>
        </text:list-item>
        <text:list-item>
          <text:p text:style-name="P10">Lüfter2 soll</text:p>
        </text:list-item>
        <text:list-item>
          <text:p text:style-name="P10">Lüfter2 hyst</text:p>
        </text:list-item>
        <text:list-item>
          <text:p text:style-name="P10">Temperatur soll </text:p>
        </text:list-item>
        <text:list-item>
          <text:p text:style-name="P10">Temperatur hyst</text:p>
        </text:list-item>
        <text:list-item>
          <text:p text:style-name="P18">Temperatur soll (Nacht)</text:p>
        </text:list-item>
        <text:list-item>
          <text:p text:style-name="P10">abbrechen</text:p>
        </text:list-item>
      </text:list>
      <text:p text:style-name="P1"/>
      <text:h text:style-name="Heading_20_2" text:outline-level="2"><text:span text:style-name="T1">3. </text:span>Bildschirm</text:h>
      <text:p text:style-name="P3">Bargraph</text:p>
      <text:p text:style-name="P3">Buttons:</text:p>
      <text:list xml:id="list970314694" text:style-name="L4">
        <text:list-item>
          <text:p text:style-name="P14">aufwärts</text:p>
        </text:list-item>
        <text:list-item>
          <text:p text:style-name="P14">abwärts</text:p>
        </text:list-item>
        <text:list-item>
          <text:p text:style-name="P11">speichern</text:p>
        </text:list-item>
        <text:list-item>
          <text:p text:style-name="P11">abbrechen</text:p>
        </text:list-item>
      </text:list>
      <text:p text:style-name="P1"/>
      <text:p text:style-name="P1">Anzeigen:</text:p>
      <text:list xml:id="list412450238" text:style-name="L5">
        <text:list-item>
          <text:p text:style-name="P12">welche Info wird eingestellt</text:p>
        </text:list-item>
        <text:list-item>
          <text:p text:style-name="P12">alter Wert</text:p>
        </text:list-item>
        <text:list-item>
          <text:p text:style-name="P12">neuer Wert</text:p>
        </text:list-item>
      </text:list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5">Was</text:p>
          </table:table-cell>
          <table:table-cell table:style-name="Tabelle1.A1" office:value-type="string">
            <text:p text:style-name="P5">F</text:p>
          </table:table-cell>
          <table:table-cell table:style-name="Tabelle1.A1" office:value-type="string">
            <text:p text:style-name="P5">J</text:p>
          </table:table-cell>
          <table:table-cell table:style-name="Tabelle1.A1" office:value-type="string">
            <text:p text:style-name="P5">A</text:p>
          </table:table-cell>
          <table:table-cell table:style-name="Tabelle1.A1" office:value-type="string">
            <text:p text:style-name="P5">Variable</text:p>
          </table:table-cell>
          <table:table-cell table:style-name="Tabelle1.A1" office:value-type="string">
            <text:p text:style-name="P5">Anzeige</text:p>
          </table:table-cell>
          <table:table-cell table:style-name="Tabelle1.A1" office:value-type="string">
            <text:p text:style-name="P5">Lüfter</text:p>
          </table:table-cell>
          <table:table-cell table:style-name="Tabelle1.H1" office:value-type="string">
            <text:p text:style-name="P6">Ventil</text:p>
          </table:table-cell>
        </table:table-row>
        <table:table-row>
          <table:table-cell table:style-name="Tabelle1.A2" office:value-type="string">
            <text:p text:style-name="P4">Lüfter Soll Status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Lüfter Ist Statu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4">Lüfter 1-Schwell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Lüfter 1-Hysteres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Lüfter 2-Schwell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Lüfter 2-Hysteres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Temperatur-Schwell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Temperatur-Hysteres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Uhrzei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Table_20_Contents">-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Aktuelle Feucht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Aktuelle Temperatur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Senke</text:p>
          </table:table-cell>
          <table:table-cell table:style-name="Tabelle1.A2" office:value-type="string">
            <text:p text:style-name="P4">Quelle</text:p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7">Ventilstatu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7">Senke</text:p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P7">Quell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ext:p text:style-name="P1"/>
      <text:p text:style-name="P2">Timer:</text:p>
      <text:list xml:id="list220195912" text:style-name="L6">
        <text:list-item>
          <text:p text:style-name="P15">Beleuchtung</text:p>
        </text:list-item>
        <text:list-item>
          <text:p text:style-name="P16">Sekundenzähler</text:p>
        </text:list-item>
      </text:list>
      <text:p text:style-name="P17"/>
      <text:p text:style-name="P19">LEDs:</text:p>
      <text:list xml:id="list3945991802" text:style-name="L7">
        <text:list-item>
          <text:p text:style-name="P20">rot:</text:p>
        </text:list-item>
        <text:list-item>
          <text:p text:style-name="P20">grün:</text:p>
        </text:list-item>
        <text:list-item>
          <text:p text:style-name="P20">blau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6:44:33.258958194</meta:creation-date>
    <dc:date>2021-01-24T09:05:55.990111334</dc:date>
    <meta:editing-duration>PT2H10M43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84" meta:word-count="153" meta:character-count="885" meta:non-whitespace-character-count="844"/>
  </office:meta>
</office:document-meta>
</file>